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537a6" officeooo:paragraph-rsid="001537a6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537a6" officeooo:paragraph-rsid="001537a6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1537a6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style="italic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officeooo:rsid="001537a6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aba caaba</text:p>
      <text:p text:style-name="P5"/>
      <text:p text:style-name="P5"><text:a xlink:type="simple" xlink:href="https://platon.campograndeformacion.com/mod/quiz/view.php?id=26190" text:style-name="Internet_20_link" text:visited-style-name="Visited_20_Internet_20_Link"><text:span text:style-name="T2">MF0951-UF1306. Test de Evaluación Tema 3</text:span></text:a> </text:p>
      <text:p text:style-name="P5"/>
      <text:h text:style-name="P3" text:outline-level="3">Pregunta 1</text:h>
      <text:section text:style-name="Sect1" text:name="question-1046-1">
        <text:p text:style-name="P8">¿A qué se denomina DOM?</text:p>
        <text:section text:style-name="Sect1" text:name="q1046:1_answer0_label">
          <text:p text:style-name="P9"><text:span text:style-name="T1">*a.</text:span>Al Document Object Model</text:p>
        </text:section>
        <text:section text:style-name="Sect1" text:name="q1046:1_answer1_label">
          <text:p text:style-name="P9"><text:span text:style-name="T5">b.</text:span>Al Model Object Document</text:p>
        </text:section>
        <text:section text:style-name="Sect1" text:name="q1046:1_answer2_label">
          <text:p text:style-name="P9"><text:span text:style-name="T5">c.</text:span>Al Document and Object Model</text:p>
        </text:section>
        <text:section text:style-name="Sect1" text:name="q1046:1_answer3_label">
          <text:p text:style-name="P9"><text:span text:style-name="T5">d.</text:span>Al Método de Objetos de Documento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Lo denomina Document Object Model y Modelo de Objeto de Documento.</text:p>
      </text:section>
      <text:section text:style-name="Sect1" text:name="question-1046-2">
        <text:h text:style-name="P1" text:outline-level="3">Pregunta 2</text:h>
        <text:p text:style-name="P8">¿Cuá sería la manera más correcta de indicar un color en CSS?</text:p>
        <text:section text:style-name="Sect1" text:name="q1046:2_answer0_label">
          <text:p text:style-name="P8"><text:span text:style-name="T1">a.</text:span>0px 0px 5 0px</text:p>
        </text:section>
        <text:section text:style-name="Sect1" text:name="q1046:2_answer1_label">
          <text:p text:style-name="P9"><text:span text:style-name="T5">b.</text:span>#0 0 5 0</text:p>
        </text:section>
        <text:section text:style-name="Sect1" text:name="q1046:2_answer2_label">
          <text:p text:style-name="P9"><text:span text:style-name="T5">c.</text:span>0px 0px 5px 0px</text:p>
        </text:section>
        <text:section text:style-name="Sect1" text:name="q1046:2_answer3_label">
          <text:p text:style-name="P9"><text:span text:style-name="T6">*</text:span><text:span text:style-name="T5">d.</text:span>0 0 5px 0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No debe hacer uso innecesario del cero.</text:p>
      </text:section>
      <text:section text:style-name="Sect1" text:name="question-1046-3">
        <text:h text:style-name="P1" text:outline-level="3">Pregunta 3</text:h>
        <text:p text:style-name="P8">¿Cuál de estos elementos es un plugin de Mozilla?</text:p>
        <text:section text:style-name="Sect1" text:name="q1046:3_answer0_label">
          <text:p text:style-name="P8"><text:span text:style-name="T1">*a.</text:span>Firebug</text:p>
        </text:section>
        <text:section text:style-name="Sect1" text:name="q1046:3_answer1_label">
          <text:p text:style-name="P9"><text:span text:style-name="T5">b.</text:span>Firefox</text:p>
        </text:section>
        <text:section text:style-name="Sect1" text:name="q1046:3_answer2_label">
          <text:p text:style-name="P9"><text:span text:style-name="T5">c.</text:span>Fireworks</text:p>
        </text:section>
        <text:section text:style-name="Sect1" text:name="q1046:3_answer3_label">
          <text:p text:style-name="P9"><text:span text:style-name="T5">d.</text:span>GoLive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Este plugin permite depurar JavaScript con Mozilla.</text:p>
      </text:section>
      <text:section text:style-name="Sect1" text:name="question-1046-4">
        <text:h text:style-name="P1" text:outline-level="3">Pregunta 4</text:h>
        <text:p text:style-name="P8">¿Cómo puede modificar el valor de un atributo desde la consola de Chrome?</text:p>
        <text:section text:style-name="Sect1" text:name="q1046:4_answer0_label">
          <text:p text:style-name="P8"><text:span text:style-name="T1">a.</text:span>No es posible modificar un atributo</text:p>
        </text:section>
        <text:section text:style-name="Sect1" text:name="q1046:4_answer1_label">
          <text:p text:style-name="P9"><text:span text:style-name="T6">*</text:span><text:span text:style-name="T5">b.</text:span>Con la herramienta F12</text:p>
        </text:section>
        <text:section text:style-name="Sect1" text:name="q1046:4_answer2_label">
          <text:p text:style-name="P9"><text:span text:style-name="T5">c.</text:span>Pulsando en el elemento y cambiando el atributo del mismo</text:p>
        </text:section>
        <text:section text:style-name="Sect1" text:name="q1046:4_answer3_label">
          <text:p text:style-name="P9"><text:span text:style-name="T5">d.</text:span>Debe entrar en el servidor donde están los archivos CSS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La herramienta F12 permite tanto modificar atributos como añadir elementos.</text:p>
      </text:section>
      <text:section text:style-name="Sect1" text:name="question-1046-5">
        <text:h text:style-name="P1" text:outline-level="3"/>
        <text:h text:style-name="P2" text:outline-level="3">Pregunta 5</text:h>
        <text:p text:style-name="P8">¿Para qué utiliza el comando <text:span text:style-name="T4">console.asset()</text:span>?</text:p>
        <text:section text:style-name="Sect1" text:name="q1046:5_answer0_label">
          <text:p text:style-name="P8"><text:span text:style-name="T1">*a.</text:span>Para probar si las expresiones son verdaderas o falsas</text:p>
        </text:section>
        <text:section text:style-name="Sect1" text:name="q1046:5_answer1_label">
          <text:p text:style-name="P9"><text:span text:style-name="T5">b.</text:span>Para añadir un temporizador a la consola</text:p>
        </text:section>
        <text:section text:style-name="Sect1" text:name="q1046:5_answer2_label">
          <text:p text:style-name="P9"><text:span text:style-name="T5">c.</text:span>Para mostrar datos de salida</text:p>
        </text:section>
        <text:section text:style-name="Sect1" text:name="q1046:5_answer3_label">
          <text:p text:style-name="P9"><text:span text:style-name="T5">d.</text:span>Para mostrar datos de entrada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Este comando se utiliza con el fin de verificar las expresiones utilizadas.</text:p>
      </text:section>
      <text:section text:style-name="Sect1" text:name="question-1046-6">
        <text:h text:style-name="P1" text:outline-level="3">Pregunta 6</text:h>
        <text:p text:style-name="P8">¿Para qué se utilizan las metaetiquetas?</text:p>
        <text:section text:style-name="Sect1" text:name="q1046:6_answer0_label">
          <text:p text:style-name="P8"><text:span text:style-name="T1">a.</text:span>Para añadir plug-ins a nuestros documentos</text:p>
        </text:section>
        <text:section text:style-name="Sect1" text:name="q1046:6_answer1_label">
          <text:p text:style-name="P9"><text:span text:style-name="T5">b.</text:span>Sirven para validar los datos del formulario</text:p>
        </text:section>
        <text:section text:style-name="Sect1" text:name="q1046:6_answer2_label">
          <text:p text:style-name="P9"><text:span text:style-name="T6">*</text:span><text:span text:style-name="T5">c.</text:span>Principalmente para que la página sea indexada por los buscadores</text:p>
        </text:section>
        <text:section text:style-name="Sect1" text:name="q1046:6_answer3_label">
          <text:p text:style-name="P9"><text:span text:style-name="T5">d.</text:span>Son un plug-in de la librería JQuery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se es el uso principal aunque también podemos utilizarlas para otros fines.</text:p>
      </text:section>
      <text:section text:style-name="Sect1" text:name="question-1046-7">
        <text:h text:style-name="P1" text:outline-level="3">Pregunta 7</text:h>
        <text:p text:style-name="P8">Los documentos HTML necesitan incluir información sobre sí mismos denominada:</text:p>
        <text:section text:style-name="Sect1" text:name="q1046:7_answer0_label">
          <text:p text:style-name="P8"><text:span text:style-name="T1">*a.</text:span>Metadata</text:p>
        </text:section>
        <text:section text:style-name="Sect1" text:name="q1046:7_answer1_label">
          <text:p text:style-name="P9"><text:span text:style-name="T5">b.</text:span>Plugin</text:p>
        </text:section>
        <text:section text:style-name="Sect1" text:name="q1046:7_answer2_label">
          <text:p text:style-name="P9"><text:span text:style-name="T5">c.</text:span>Alt</text:p>
        </text:section>
        <text:section text:style-name="Sect1" text:name="q1046:7_answer3_label">
          <text:p text:style-name="P9"><text:span text:style-name="T5">d.</text:span>Ninguna de las anteriores es correcta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Además de contener información para mostrar a los usuarios y estilo para que se vea más atractivo.</text:p>
      </text:section>
      <text:section text:style-name="Sect1" text:name="question-1046-8">
        <text:h text:style-name="P1" text:outline-level="3">Pregunta 8</text:h>
        <text:p text:style-name="P8">¿Para qué utilizamos el atributo ALT?</text:p>
        <text:section text:style-name="Sect1" text:name="q1046:8_answer0_label">
          <text:p text:style-name="P8"><text:span text:style-name="T1">*a.</text:span>Para añadir un texto alternativo a los elementos</text:p>
        </text:section>
        <text:section text:style-name="Sect1" text:name="q1046:8_answer1_label">
          <text:p text:style-name="P9"><text:span text:style-name="T5">b.</text:span>Para darle estilo a un elemento</text:p>
        </text:section>
        <text:section text:style-name="Sect1" text:name="q1046:8_answer2_label">
          <text:p text:style-name="P9"><text:span text:style-name="T5">c.</text:span>Es una librería de CSS</text:p>
        </text:section>
        <text:section text:style-name="Sect1" text:name="q1046:8_answer3_label">
          <text:p text:style-name="P9"><text:span text:style-name="T5">d.</text:span>Se utiliza para escalar las imágenes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ste atributo se utiliza para cumplir con las normas de accesibilidad de nuestra web.</text:p>
      </text:section>
      <text:section text:style-name="Sect1" text:name="question-1046-9">
        <text:h text:style-name="P1" text:outline-level="3"/>
        <text:h text:style-name="P2" text:outline-level="3">Pregunta 9</text:h>
        <text:p text:style-name="P8">¿Qué es una página cross-browser?</text:p>
        <text:section text:style-name="Sect1" text:name="q1046:9_answer0_label">
          <text:p text:style-name="P8"><text:span text:style-name="T1">a.</text:span>Es una página que está indexada en más de un navegador</text:p>
        </text:section>
        <text:section text:style-name="Sect1" text:name="q1046:9_answer1_label">
          <text:p text:style-name="P9"><text:span text:style-name="T6">*</text:span><text:span text:style-name="T5">b.</text:span>Es la capacidad que tiene para ser mostrada en cualquier navegador</text:p>
        </text:section>
        <text:section text:style-name="Sect1" text:name="q1046:9_answer2_label">
          <text:p text:style-name="P9"><text:span text:style-name="T5">c.</text:span>Es una página que está programada con más de un lenguaje de programación</text:p>
        </text:section>
        <text:section text:style-name="Sect1" text:name="q1046:9_answer3_label">
          <text:p text:style-name="P9"><text:span text:style-name="T5">d.</text:span>Es una página <text:span text:style-name="T4">responsive</text:span>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Son páginas que se ven exactamente igual sin importar qué navegador utilice.</text:p>
      </text:section>
      <text:section text:style-name="Sect1" text:name="question-1046-10">
        <text:h text:style-name="P1" text:outline-level="3">Pregunta 10</text:h>
        <text:p text:style-name="P8">¿Qué atributo utilizaremos para indicar la codificación del documento?</text:p>
        <text:section text:style-name="Sect1" text:name="q1046:10_answer0_label">
          <text:p text:style-name="P8"><text:span text:style-name="T1">*a.</text:span>encoding</text:p>
        </text:section>
        <text:section text:style-name="Sect1" text:name="q1046:10_answer1_label">
          <text:p text:style-name="P9"><text:span text:style-name="T5">b.</text:span>coding</text:p>
        </text:section>
        <text:section text:style-name="Sect1" text:name="q1046:10_answer2_label">
          <text:p text:style-name="P9"><text:span text:style-name="T5">c.</text:span>codification-mode</text:p>
        </text:section>
        <text:section text:style-name="Sect1" text:name="q1046:10_answer3_label">
          <text:p text:style-name="P9"><text:span text:style-name="T5">d.</text:span>El navegador es el único que puede elegir la codificación del documento</text:p>
        </text:section>
        <text:p text:style-name="P7"><draw:frame draw:style-name="fr1" draw:name="Marco20" text:anchor-type="char" svg:width="0.041cm" draw:z-index="9"><draw:text-box fo:min-height="0.041cm"><text:h text:style-name="P4" text:outline-level="4">Retroalimentación</text:h></draw:text-box></draw:frame>¡Correcto! Utilizaremos ese atributo para indicar la codificación de nuestro documento antes de que la decida el servidor.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20:01:51.923000000</meta:creation-date>
    <dc:date>2023-07-13T20:06:20.770000000</dc:date>
    <meta:editing-duration>PT4M29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82" meta:word-count="461" meta:character-count="2982" meta:non-whitespace-character-count="2602"/>
  </office:meta>
</office:document-meta>
</file>